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4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1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2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3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8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714cm"/>
      <style:paragraph-properties style:writing-mode="lr-tb"/>
    </style:style>
    <style:style style:name="gr20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 style:font-size-asian="14pt" style:font-size-complex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158466" loext:opacity="100%" style:font-name="Hack Nerd Font Mono1" fo:font-size="8pt" style:font-size-asian="8pt" style:font-size-complex="8pt"/>
    </style:style>
    <style:style style:name="P4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 style:font-size-asian="8pt" style:font-size-complex="8pt"/>
    </style:style>
    <style:style style:name="P5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6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7pt" fo:letter-spacing="-0.03cm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fo:letter-spacing="-0.03cm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1" style:family="paragraph">
      <style:paragraph-properties fo:text-align="center" style:writing-mode="lr-tb"/>
      <style:text-properties fo:color="#158466" loext:opacity="100%" style:font-name="Hack Nerd Font Mono1" fo:font-size="8pt"/>
    </style:style>
    <style:style style:name="P12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16" style:family="paragraph">
      <style:paragraph-properties fo:text-align="center" style:writing-mode="lr-tb"/>
      <style:text-properties fo:color="#999999" loext:opacity="100%" fo:font-size="10pt"/>
    </style:style>
    <style:style style:name="P17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18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20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21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3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25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29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31" style:family="paragraph">
      <style:paragraph-properties fo:text-align="center" style:writing-mode="lr-tb"/>
      <style:text-properties fo:color="#2a6099" loext:opacity="100%" style:font-name="Hack Nerd Font Mono1" fo:font-size="7pt" style:font-size-asian="7pt" style:font-size-complex="7pt"/>
    </style:style>
    <style:style style:name="P3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7pt" style:font-size-asian="7pt" style:font-size-complex="7pt"/>
    </style:style>
    <style:style style:name="P33" style:family="paragraph">
      <style:paragraph-properties fo:text-align="center" style:writing-mode="lr-tb"/>
      <style:text-properties fo:color="#2a6099" loext:opacity="100%" style:font-name="Hack Nerd Font Mono1" fo:font-size="5pt" style:font-size-asian="5pt" style:font-size-complex="5pt"/>
    </style:style>
    <style:style style:name="P3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5pt" style:font-size-asian="5pt" style:font-size-complex="5pt"/>
    </style:style>
    <style:style style:name="P3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3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37" style:family="paragraph">
      <style:paragraph-properties fo:text-align="center" style:writing-mode="lr-tb"/>
      <style:text-properties fo:color="#2a6099" loext:opacity="100%" style:font-name="Hack Nerd Font Mono1" fo:font-size="6pt" fo:letter-spacing="-0.03cm" style:font-size-asian="6pt" style:font-size-complex="6pt"/>
    </style:style>
    <style:style style:name="P3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6pt" fo:letter-spacing="-0.03cm" style:font-size-asian="6pt" style:font-size-complex="6pt"/>
    </style:style>
    <style:style style:name="P39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40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fo:color="#2a6099" loext:opacity="100%" style:font-name="Hack Nerd Font Mono1" fo:font-size="14pt" style:font-size-asian="14pt" style:font-size-complex="14pt"/>
    </style:style>
    <style:style style:name="T2" style:family="text">
      <style:text-properties fo:color="#158466" loext:opacity="100%" style:font-name="Hack Nerd Font Mono1" fo:font-size="8pt" fo:letter-spacing="-0.03cm" style:font-size-asian="8pt" style:font-size-complex="8pt"/>
    </style:style>
    <style:style style:name="T3" style:family="text">
      <style:text-properties fo:color="#2a6099" loext:opacity="100%" style:font-name="Hack Nerd Font Mono1" fo:font-size="14pt"/>
    </style:style>
    <style:style style:name="T4" style:family="text">
      <style:text-properties fo:color="#00a933" loext:opacity="100%" style:font-name="Hack Nerd Font Mono1" fo:font-size="7pt" fo:letter-spacing="-0.03cm" style:font-size-asian="7pt" style:font-size-complex="7pt"/>
    </style:style>
    <style:style style:name="T5" style:family="text">
      <style:text-properties fo:color="#00a933" loext:opacity="100%" style:font-name="Hack Nerd Font Mono1" fo:font-size="7pt" style:font-size-asian="7pt" style:font-size-complex="7pt"/>
    </style:style>
    <style:style style:name="T6" style:family="text">
      <style:text-properties fo:color="#158466" loext:opacity="100%" style:font-name="Hack Nerd Font Mono1" fo:font-size="8pt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0pt"/>
    </style:style>
    <style:style style:name="T9" style:family="text">
      <style:text-properties fo:color="#00a933" loext:opacity="100%" style:font-name="Hack Nerd Font Mono1" fo:font-size="9pt"/>
    </style:style>
    <style:style style:name="T10" style:family="text">
      <style:text-properties fo:color="#2a6099" loext:opacity="100%" style:font-name="Hack Nerd Font Mono1" fo:font-size="10pt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loext:opacity="100%" style:font-name="Hack Nerd Font Mono1" fo:font-size="8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style:font-name="Hack Nerd Font Mono1" fo:font-size="8pt"/>
    </style:style>
    <style:style style:name="T16" style:family="text">
      <style:text-properties style:font-name="Hack Nerd Font Mono1" fo:font-size="6pt" fo:letter-spacing="-0.03cm" style:font-size-asian="6pt" style:font-size-complex="6pt"/>
    </style:style>
    <style:style style:name="T17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49cm" svg:x="7.786cm" svg:y="2.951cm">
          <text:p text:style-name="P3"><text:span text:style-name="T2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Z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É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214cm" svg:height="1.249cm" svg:x="1.957cm" svg:y="3.151cm">
          <text:p text:style-name="P7"><text:span text:style-name="T4">esc</text:span></text:p>
          <text:p text:style-name="P7"><text:span text:style-name="T4">linux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 text:style-name="P9"><text:span text:style-name="T5">,</text:span></text:p>
          <text:p text:style-name="P9"><text:span text:style-name="T5">mou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5cm" svg:height="1.249cm" svg:x="8.5cm" svg:y="6.5cm">
          <text:p text:style-name="P9"><text:span text:style-name="T5">space</text:span></text:p>
          <text:p text:style-name="P9"><text:span text:style-name="T5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2" draw:layer="layout" svg:width="1.218cm" svg:height="1.249cm" svg:x="17.783cm" svg:y="1.651cm">
          <text:p text:style-name="P11"><text:span text:style-name="T6">Bsp</text:span></text:p>
          <text:p text:style-name="P11"><text:span text:style-name="T6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5"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cm" svg:height="1.249cm" svg:x="12.75cm" svg:y="6.251cm">
          <text:p text:style-name="P13"><text:span text:style-name="T7">.</text:span></text:p>
          <text:p text:style-name="P13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7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0" draw:layer="layout" svg:width="1.75cm" svg:height="1.249cm" svg:x="10.75cm" svg:y="6.5cm">
          <text:p text:style-name="P9"><text:span text:style-name="T5">enter</text:span></text:p>
          <text:p text:style-name="P15"><text:span text:style-name="T5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6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6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6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3" draw:layer="layout" svg:width="1.214cm" svg:height="1.25cm" svg:x="6.329cm" svg:y="1.2cm">
          <text:p text:style-name="P21"><text:span text:style-name="T10">Wh</text:span></text:p>
          <text:p text:style-name="P22"><text:span text:style-name="T10">→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1.215cm" svg:height="1.25cm" svg:x="4.871cm" svg:y="0.95cm">
          <text:p text:style-name="P21"><text:span text:style-name="T10">Wh</text:span></text:p>
          <text:p text:style-name="P22"><text:span text:style-name="T10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1.215cm" svg:height="1.25cm" svg:x="3.414cm" svg:y="1.2cm">
          <text:p text:style-name="P22"><text:span text:style-name="T11">Wh </text:span><text:span text:style-name="T10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3" draw:layer="layout" svg:width="1.214cm" svg:height="1.249cm" svg:x="1.957cm" svg:y="1.651cm">
          <text:p text:style-name="P21"><text:span text:style-name="T10">Wh</text:span></text:p>
          <text:p text:style-name="P22"><text:span text:style-name="T10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→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↓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6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1.6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2.7cm">
          <text:p text:style-name="P25"><text:span text:style-name="T12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2.45cm">
          <text:p text:style-name="P25"><text:span text:style-name="T12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2.7cm">
          <text:p text:style-name="P25"><text:span text:style-name="T12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4" draw:layer="layout" svg:width="1.5cm" svg:height="1.249cm" svg:x="12.75cm" svg:y="6.251cm">
          <text:p text:style-name="P13"><text:span text:style-name="T7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4.6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0" draw:layer="layout" svg:width="1.432cm" svg:height="1.249cm" svg:x="11cm" svg:y="6.501cm">
          <text:p text:style-name="P9"><text:span text:style-name="T5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6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 text:style-name="P5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6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Pg</text:span></text:p>
          <text:p text:style-name="P27"><text:span text:style-name="T1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Pg</text:span></text:p>
          <text:p text:style-name="P27"><text:span text:style-name="T1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28"><text:span text:style-name="T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28"><text:span text:style-name="T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28"><text:span text:style-name="T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28"><text:span text:style-name="T3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9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3.95cm">
          <text:p text:style-name="P25"><text:span text:style-name="T12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4.2cm">
          <text:p text:style-name="P25"><text:span text:style-name="T12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1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214cm" svg:height="1.249cm" svg:x="8.6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1.464cm" svg:height="1.249cm" svg:x="7.786cm" svg:y="1.451cm">
          <text:p text:style-name="P31"><text:span text:style-name="T13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1.464cm" svg:height="1.249cm" svg:x="7.786cm" svg:y="2.951cm">
          <text:p text:style-name="P33"><text:span text:style-name="T14">s(prin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6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5cm" svg:height="1.249cm" svg:x="8.6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3.36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1.651cm">
          <text:p text:style-name="P25"><text:span text:style-name="T12">Vol</text:span></text:p>
          <text:p text:style-name="P25"><text:span text:style-name="T12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2.4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2.7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3.1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5" draw:layer="layout" svg:width="1.219cm" svg:height="1.25cm" svg:x="13.36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5" draw:layer="layout" svg:width="1.219cm" svg:height="1.25cm" svg:x="14.826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5" draw:layer="layout" svg:width="1.219cm" svg:height="1.25cm" svg:x="16.28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6" draw:layer="layout" svg:width="1.218cm" svg:height="1.249cm" svg:x="17.783cm" svg:y="3.151cm">
          <text:p text:style-name="P27"><text:span text:style-name="T12">Vol</text:span></text:p>
          <text:p text:style-name="P27"><text:span text:style-name="T12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4.826cm" svg:y="3.95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6.289cm" svg:y="4.2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7.783cm" svg:y="4.6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1.219cm" svg:height="1.25cm" svg:x="13.36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4.82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6" draw:layer="layout" svg:width="1.219cm" svg:height="1.25cm" svg:x="16.28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6" draw:layer="layout" svg:width="1.218cm" svg:height="1.249cm" svg:x="17.783cm" svg:y="4.651cm">
          <text:p text:style-name="P25"><text:span text:style-name="T12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6" draw:layer="layout" svg:width="1.214cm" svg:height="1.249cm" svg:x="7.786cm" svg:y="1.451cm">
          <text:p text:style-name="P25"><text:span text:style-name="T15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38" draw:layer="layout" svg:width="1.214cm" svg:height="1.249cm" svg:x="7.786cm" svg:y="2.951cm">
          <text:p text:style-name="P37"><text:span text:style-name="T16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7.036cm" svg:y="6.25cm">
          <text:p text:style-name="P18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49cm" svg:x="8.6cm" svg:y="6.5cm">
          <text:p text:style-name="P18"><text:span text:style-name="T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3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957cm" svg:y="4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cm" svg:height="1.249cm" svg:x="8.6cm" svg:y="6.5cm">
          <text:p text:style-name="P9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6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6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6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 text:style-name="P5"><text:span text:style-name="T3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1.2cm">
          <text:p text:style-name="P39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0.95cm">
          <text:p text:style-name="P39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1.2cm">
          <text:p text:style-name="P39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1.651cm">
          <text:p text:style-name="P39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2.7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2.4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2.7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3.1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2.7cm">
          <text:p text:style-name="P39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2.45cm">
          <text:p text:style-name="P39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2.7cm">
          <text:p text:style-name="P39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3.151cm">
          <text:p text:style-name="P39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 text:style-name="P5"><text:span text:style-name="T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4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3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4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4.6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3.363cm" svg:y="4.2cm">
          <text:p text:style-name="P39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4.826cm" svg:y="3.95cm">
          <text:p text:style-name="P39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9cm" svg:height="1.25cm" svg:x="16.289cm" svg:y="4.2cm">
          <text:p text:style-name="P39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0" draw:layer="layout" svg:width="1.218cm" svg:height="1.249cm" svg:x="17.783cm" svg:y="4.651cm">
          <text:p text:style-name="P39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1" draw:text-style-name="P17" draw:layer="layout" svg:width="2.75cm" svg:height="0.5cm" svg:x="0cm" svg:y="0cm">
          <text:p text:style-name="P16"><text:span text:style-name="T8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15T14:47:27.540166751</dc:date>
    <meta:editing-duration>PT22H38M28S</meta:editing-duration>
    <meta:editing-cycles>36</meta:editing-cycles>
    <meta:generator>LibreOffice/7.4.3.2$Linux_X86_64 LibreOffice_project/40$Build-2</meta:generator>
    <meta:document-statistic meta:object-count="703"/>
  </office:meta>
</office:document-meta>
</file>